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line-height="150%"/>
      <style:text-properties style:font-name="Verdana"/>
    </style:style>
    <style:style style:name="P3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4" style:family="paragraph" style:parent-style-name="Heading_20_1">
      <style:paragraph-properties fo:text-align="center" style:justify-single-word="false"/>
      <style:text-properties style:font-name="Verdana"/>
    </style:style>
    <style:style style:name="P5" style:family="paragraph" style:parent-style-name="Heading_20_2">
      <style:text-properties style:font-name="Verdana"/>
    </style:style>
    <style:style style:name="P6" style:family="paragraph" style:parent-style-name="Heading_20_3">
      <style:paragraph-properties fo:text-align="center" style:justify-single-word="false"/>
      <style:text-properties style:font-name="Verdana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Verdan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ntrol de cambios</text:h>
      <text:p text:style-name="P1"/>
      <text:h text:style-name="P5" text:outline-level="2">Revisión No. 145</text:h>
      <text:p text:style-name="P1"/>
      <text:p text:style-name="P1"><text:span text:style-name="T1">Cambios hechos por</text:span>: <text:s/>Mario Batres</text:p>
      <text:p text:style-name="P1"/>
      <text:p text:style-name="P1"/>
      <text:h text:style-name="P6" text:outline-level="3">Cambios en la clase que maneja el envío de email</text:h>
      <text:p text:style-name="P2"/>
      <text:list xml:id="list1118628597" text:style-name="L1">
        <text:list-item>
          <text:p text:style-name="P7">Se ha cambiado el lugar del archivo de configuración para el manejo del email, <text:span text:style-name="T2">sitio.properties</text:span>, a la carpeta resources del proyecto <text:span text:style-name="T2">trabajo-social-web.</text:span></text:p>
        </text:list-item>
        <text:list-item>
          <text:p text:style-name="P7"><text:span text:style-name="T4">Se ha agregado la tabla </text:span><text:span text:style-name="T2">Persona</text:span><text:span text:style-name="T4"> a la base de datos y al proyecto </text:span><text:span text:style-name="T2">trabajo-social-orm</text:span><text:span text:style-name="T4">, solo tienen relación de uno a uno con usuarios.</text:span></text:p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o Batres</meta:initial-creator>
    <meta:creation-date>2011-02-16T01:03:46</meta:creation-date>
    <dc:date>2011-02-23T15:49:24</dc:date>
    <dc:creator>Mario Batres</dc:creator>
    <meta:editing-duration>PT00H45M22S</meta:editing-duration>
    <meta:editing-cycles>6</meta:editing-cycles>
    <meta:generator>OpenOffice.org/3.1$Unix OpenOffice.org_project/310m19$Build-9420</meta:generator>
    <meta:document-statistic meta:table-count="0" meta:image-count="0" meta:object-count="0" meta:page-count="1" meta:paragraph-count="7" meta:word-count="69" meta:character-count="402"/>
  </office:meta>
</office:document-meta>
</file>